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101852DD3B259D7F0DD.png" manifest:media-type="image/png"/>
  <manifest:file-entry manifest:full-path="Pictures/100002010000055500000135F62EC07C91E4422D.png" manifest:media-type="image/png"/>
  <manifest:file-entry manifest:full-path="Pictures/100002010000054F000001AE8EB3BE951462B82E.png" manifest:media-type="image/png"/>
  <manifest:file-entry manifest:full-path="Pictures/100002010000054D0000010F93F0DD236B168D7C.png" manifest:media-type="image/png"/>
  <manifest:file-entry manifest:full-path="Pictures/1000020100000556000001D204BCD542649B5074.png" manifest:media-type="image/png"/>
  <manifest:file-entry manifest:full-path="Pictures/100002010000054E000000E2B8902A91D22979A3.png" manifest:media-type="image/png"/>
  <manifest:file-entry manifest:full-path="Pictures/100002010000055500000108FB11B5F993EF1EF2.png" manifest:media-type="image/png"/>
  <manifest:file-entry manifest:full-path="Pictures/1000020100000556000001CFED503C059E95BE69.png" manifest:media-type="image/png"/>
  <manifest:file-entry manifest:full-path="Pictures/1000020100000555000000C6C0E1A0DEEF724AF5.png" manifest:media-type="image/png"/>
  <manifest:file-entry manifest:full-path="Pictures/100002010000054F000001064B26E16FBC3D12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73b" officeooo:paragraph-rsid="001067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IAM USERS,GROUPS, ADD MFA, ATTACH POLICIES</text:p>
      <text:p text:style-name="Standard"><draw:frame draw:style-name="fr1" draw:name="Image1" text:anchor-type="paragraph" svg:width="17cm" svg:height="3.847cm" draw:z-index="0"><draw:image xlink:href="Pictures/100002010000055500000135F62EC07C91E4422D.png" xlink:type="simple" xlink:show="embed" xlink:actuate="onLoad" loext:mime-type="image/png"/></draw:frame></text:p>
      <text:p text:style-name="Standard"><draw:frame draw:style-name="fr1" draw:name="Image2" text:anchor-type="paragraph" svg:width="17cm" svg:height="5.798cm" draw:z-index="1"><draw:image xlink:href="Pictures/1000020100000556000001D204BCD542649B5074.png" xlink:type="simple" xlink:show="embed" xlink:actuate="onLoad" loext:mime-type="image/png"/></draw:frame></text:p>
      <text:p text:style-name="Standard"><draw:frame draw:style-name="fr1" draw:name="Image3" text:anchor-type="paragraph" svg:width="17cm" svg:height="2.828cm" draw:z-index="2"><draw:image xlink:href="Pictures/100002010000054E000000E2B8902A91D22979A3.png" xlink:type="simple" xlink:show="embed" xlink:actuate="onLoad" loext:mime-type="image/png"/></draw:frame></text:p>
      <text:p text:style-name="Standard"><draw:frame draw:style-name="fr1" draw:name="Image4" text:anchor-type="paragraph" svg:width="17cm" svg:height="5.761cm" draw:z-index="3"><draw:image xlink:href="Pictures/1000020100000556000001CFED503C059E95BE69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17cm" svg:height="3.286cm" draw:z-index="4"><draw:image xlink:href="Pictures/100002010000055500000108FB11B5F993EF1EF2.png" xlink:type="simple" xlink:show="embed" xlink:actuate="onLoad" loext:mime-type="image/png"/></draw:frame></text:p>
      <text:p text:style-name="Standard"/>
      <text:p text:style-name="Standard"><text:soft-page-break/></text:p>
      <text:p text:style-name="Standard"><draw:frame draw:style-name="fr1" draw:name="Image6" text:anchor-type="paragraph" svg:width="17cm" svg:height="5.378cm" draw:z-index="5"><draw:image xlink:href="Pictures/100002010000054F000001AE8EB3BE951462B82E.png" xlink:type="simple" xlink:show="embed" xlink:actuate="onLoad" loext:mime-type="image/png"/></draw:frame></text:p>
      <text:p text:style-name="Standard"><draw:frame draw:style-name="fr1" draw:name="Image7" text:anchor-type="paragraph" svg:width="17cm" svg:height="3.394cm" draw:z-index="6"><draw:image xlink:href="Pictures/100002010000054D0000010F93F0DD236B168D7C.png" xlink:type="simple" xlink:show="embed" xlink:actuate="onLoad" loext:mime-type="image/png"/></draw:frame></text:p>
      <text:p text:style-name="Standard"><draw:frame draw:style-name="fr1" draw:name="Image8" text:anchor-type="paragraph" svg:width="17cm" svg:height="3.198cm" draw:z-index="7"><draw:image xlink:href="Pictures/100002010000055600000101852DD3B259D7F0DD.png" xlink:type="simple" xlink:show="embed" xlink:actuate="onLoad" loext:mime-type="image/png"/></draw:frame></text:p>
      <text:p text:style-name="Standard"><draw:frame draw:style-name="fr1" draw:name="Image9" text:anchor-type="paragraph" svg:width="17cm" svg:height="2.464cm" draw:z-index="8"><draw:image xlink:href="Pictures/1000020100000555000000C6C0E1A0DEEF724AF5.png" xlink:type="simple" xlink:show="embed" xlink:actuate="onLoad" loext:mime-type="image/png"/></draw:frame></text:p>
      <text:p text:style-name="Standard"><draw:frame draw:style-name="fr1" draw:name="Image10" text:anchor-type="paragraph" svg:width="17cm" svg:height="3.277cm" draw:z-index="9"><draw:image xlink:href="Pictures/100002010000054F000001064B26E16FBC3D12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12:42:29.871000000</meta:creation-date>
    <dc:date>2022-09-10T15:07:30.877000000</dc:date>
    <meta:editing-duration>PT1H48M56S</meta:editing-duration>
    <meta:editing-cycles>1</meta:editing-cycles>
    <meta:document-statistic meta:table-count="0" meta:image-count="10" meta:object-count="0" meta:page-count="2" meta:paragraph-count="1" meta:word-count="7" meta:character-count="49" meta:non-whitespace-character-count="43"/>
    <meta:generator>Neat_Office/6.2.8.2$Windows_x86 LibreOffice_project/</meta:generator>
  </office:meta>
</office:document-meta>
</file>